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646in" style:rel-column-width="1533*"/>
    </style:style>
    <style:style style:name="Table1.B" style:family="table-column">
      <style:table-column-properties style:column-width="5.6806in" style:rel-column-width="8180*"/>
    </style:style>
    <style:style style:name="Table1.C" style:family="table-column">
      <style:table-column-properties style:column-width="3.3729in" style:rel-column-width="485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3f20" officeooo:paragraph-rsid="00133f20"/>
    </style:style>
    <style:style style:name="P2" style:family="paragraph" style:parent-style-name="Table_20_Contents">
      <style:text-properties officeooo:rsid="0014deeb" officeooo:paragraph-rsid="0014deeb"/>
    </style:style>
    <style:style style:name="P3" style:family="paragraph" style:parent-style-name="Table_20_Contents">
      <style:paragraph-properties fo:margin-left="0in" fo:margin-right="0in" style:line-height-at-least="0.1772in" fo:widows="1" fo:text-indent="0in" style:auto-text-indent="false"/>
      <style:text-properties fo:font-variant="normal" fo:text-transform="none" fo:color="#000000" style:font-name="Helvetica Neu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tore</text:p>
          </table:table-cell>
          <table:table-cell table:style-name="Table1.A1" office:value-type="string">
            <text:p text:style-name="P1">['AK','AL','AR']</text:p>
          </table:table-cell>
          <table:table-cell table:style-name="Table1.C1" office:value-type="string">
            <text:p text:style-name="P1">state_array</text:p>
          </table:table-cell>
        </table:table-row>
        <table:table-row>
          <table:table-cell table:style-name="Table1.A2" office:value-type="string">
            <text:p text:style-name="P1">storeEval</text:p>
          </table:table-cell>
          <table:table-cell table:style-name="Table1.A2" office:value-type="string">
            <text:p text:style-name="P1">state_array = ${my_states}; </text:p>
            <text:p text:style-name="P1">storedVars['state_array'] = state_array; </text:p>
            <text:p text:style-name="P1">storedVars['number_of_states'] = 50; </text:p>
            <text:p text:style-name="P1">storedVars['state_index'] = 0;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P1">${state_index}&lt;${number_of_states}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toreEval</text:p>
          </table:table-cell>
          <table:table-cell table:style-name="Table1.A2" office:value-type="string">
            <text:p text:style-name="P2">storedVars['label_state']=storedVars.state_array[storedVars.state_index]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toreEvla</text:p>
          </table:table-cell>
          <table:table-cell table:style-name="Table1.A2" office:value-type="string">
            <text:p text:style-name="P2">storedVars['state_index']=storedVars['state_index'] + 1;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endWhil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5-12-09T10:53:41.749252620</meta:creation-date>
    <dc:date>2015-12-09T11:00:09.320325360</dc:date>
    <dc:creator>Ryan </dc:creator>
    <meta:editing-duration>PT6M27S</meta:editing-duration>
    <meta:editing-cycles>2</meta:editing-cycles>
    <meta:generator>LibreOffice/5.0.2.2$Linux_X86_64 LibreOffice_project/00m0$Build-2</meta:generator>
    <meta:document-statistic meta:table-count="1" meta:image-count="0" meta:object-count="0" meta:page-count="1" meta:paragraph-count="15" meta:word-count="25" meta:character-count="370" meta:non-whitespace-character-count="357"/>
  </office:meta>
</office:document-meta>
</file>